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2243" officeooo:paragraph-rsid="000a2243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officeooo:rsid="000bd9ee" officeooo:paragraph-rsid="000bd9e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officeooo:rsid="000ca024" officeooo:paragraph-rsid="000ca02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d9ee" officeooo:paragraph-rsid="000bd9ee" style:font-size-asian="12pt" style:font-size-complex="12pt"/>
    </style:style>
    <style:style style:name="T1" style:family="text">
      <style:text-properties officeooo:rsid="000ca024"/>
    </style:style>
    <style:style style:name="T2" style:family="text">
      <style:text-properties fo:font-size="9pt" fo:font-weight="bold" style:font-size-asian="9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Linux serveur WEB</text:p>
      <text:p text:style-name="P1"/>
      <text:p text:style-name="P4">III/ Administration du réseau</text:p>
      <text:p text:style-name="P4"/>
      <text:p text:style-name="P3">Quelle est l’adresse IP et le masque de votre interface réseau ?</text:p>
      <text:p text:style-name="P3">L’adresse IP de mon Rasberry est 192.168.1.27 et le Masque de sous réseau est 255.255.255.0</text:p>
      <text:p text:style-name="P4"/>
      <text:p text:style-name="P3">Procédure <text:s/>pour fixer l’adresse ip du Rasberry pi :</text:p>
      <text:p text:style-name="P3"><text:s text:c="11"/></text:p>
      <text:p text:style-name="P2">Regarder l’adresse IP fixer sur votre Rasberry en utilisant la commande « ifconfig », <text:span text:style-name="T1">activer l’interface eth0</text:span> ensuite utiliser la commande « ifconfig eth0 192.168.<text:span text:style-name="T1">1.</text:span>27 netmask 255.255.255.0 ». Et ensuite retaper la commande la commande « ifconfig ».</text:p>
      <text:p text:style-name="P2"/>
      <text:p text:style-name="P2">Procédure pour vous connecter à la Rasberry pi en SSH :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4T11:17:00</meta:creation-date>
    <meta:initial-creator>Laurence Agostinelli</meta:initial-creator>
    <dc:date>2020-09-04T15:42:04.859000000</dc:date>
    <meta:editing-duration>PT11M3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8" meta:word-count="93" meta:character-count="571" meta:non-whitespace-character-count="473"/>
  </office:meta>
</office:document-meta>
</file>